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CRmtype.getTypeKi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CRmtype.getCom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CRmtype.getTypeSpecifi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CRmtype.execute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CCRmtype.getRmA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CRmtype.checkOptions( Commandline cmd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CCRmtype.getTyp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CRmtype.setIgnore( boolean ignor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CRmtype.getIgno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CRmtype.setTypeKind( String t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CRmtype.getComment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CRmtype.getCommentCommand( Commandline cm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CRmtype.getCommentFileCommand( Commandline cm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CRmtype.setComment( String com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CRmtype.setCommentFile( String c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CRmtype.setRmAll( boolean rmal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CRmtype.setVOB( String vo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CRmtype.getVOB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CRmtype.setTypeName( String t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